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58mm"/>
    </style:style>
    <style:style style:name="co3" style:family="table-column">
      <style:table-column-properties fo:break-before="auto" style:column-width="17.39mm"/>
    </style:style>
    <style:style style:name="co4" style:family="table-column">
      <style:table-column-properties fo:break-before="auto" style:column-width="8.87mm"/>
    </style:style>
    <style:style style:name="co5" style:family="table-column">
      <style:table-column-properties fo:break-before="auto" style:column-width="18.1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5.96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16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 =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i =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 =</text:p>
          </table:table-cell>
          <table:table-cell office:value-type="float" office:value="495" calcext:value-type="float">
            <text:p>4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 =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 =</text:p>
          </table:table-cell>
          <table:table-cell table:formula="of:=[.E5]*[.E2]" office:value-type="float" office:value="105" calcext:value-type="float">
            <text:p>105</text:p>
          </table:table-cell>
          <table:table-cell office:value-type="string" calcext:value-type="string">
            <text:p>E =</text:p>
          </table:table-cell>
          <table:table-cell table:formula="of:=([.C2]-([.C3]+[.C4]))/[.E2]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 =</text:p>
          </table:table-cell>
          <table:table-cell table:formula="of:=SUM([.C3:.C5])" office:value-type="float" office:value="600" calcext:value-type="float">
            <text:p>600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formula="of:=[.C2]+([.C3]+[.C4])" office:value-type="float" office:value="1095" calcext:value-type="float">
            <text:p>109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float" office:value="6.6" calcext:value-type="float">
            <text:p>6,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450;[.E11]*[.E2];0)" office:value-type="float" office:value="456.6" calcext:value-type="float">
            <text:p>456,6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Input=</text:p>
          </table:table-cell>
          <table:table-cell office:value-type="float" office:value="4.4" calcext:value-type="float">
            <text:p>4,4</text:p>
          </table:table-cell>
          <table:table-cell office:value-type="float" office:value="-1" calcext:value-type="float">
            <text:p>-1</text:p>
          </table:table-cell>
          <table:table-cell table:formula="of:=[.C14]*[.D14]" office:value-type="float" office:value="-4.4" calcext:value-type="float">
            <text:p>-4,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=</text:p>
          </table:table-cell>
          <table:table-cell office:value-type="float" office:value="21.1" calcext:value-type="float">
            <text:p>21,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.8" calcext:value-type="float">
            <text:p>20,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irtualProbe</text:p>
          </table:table-cell>
          <table:table-cell office:value-type="string" calcext:value-type="string">
            <text:p>=</text:p>
          </table:table-cell>
          <table:table-cell table:formula="of:=[.C16] - 30/[.C16]" office:value-type="float" office:value="19.6781990521327" calcext:value-type="float">
            <text:p>19,6781990521</text:p>
          </table:table-cell>
          <table:table-cell/>
          <table:table-cell table:formula="of:=[.E16] - (41-[.E16])/[.E16]" office:value-type="float" office:value="14.4375" calcext:value-type="float">
            <text:p>14,4375</text:p>
          </table:table-cell>
          <table:table-cell table:formula="of:=[.F16] - (41-[.F16])/[.F16]" office:value-type="float" office:value="15.5882352941176" calcext:value-type="float">
            <text:p>15,5882352941</text:p>
          </table:table-cell>
          <table:table-cell table:formula="of:=[.G16] - (41-[.G16])/[.G16]" office:value-type="float" office:value="17.8421052631579" calcext:value-type="float">
            <text:p>17,8421052632</text:p>
          </table:table-cell>
          <table:table-cell table:formula="of:=[.H16] - (41-[.H16])/[.H16]" office:value-type="float" office:value="17.8421052631579" calcext:value-type="float">
            <text:p>17,8421052632</text:p>
          </table:table-cell>
          <table:table-cell table:formula="of:=[.I16] - (41-[.I16])/[.I16]" office:value-type="float" office:value="19.8288461538462" calcext:value-type="float">
            <text:p>19,8288461538</text:p>
          </table:table-cell>
          <table:table-cell table:formula="of:=[.J16] - (41-[.J16])/[.J16]" office:value-type="float" office:value="20.047619047619" calcext:value-type="float">
            <text:p>20,0476190476</text:p>
          </table:table-cell>
          <table:table-cell table:formula="of:=[.K16] - (41-[.K16])/[.K16]" office:value-type="float" office:value="21.1363636363636" calcext:value-type="float">
            <text:p>21,1363636364</text:p>
          </table:table-cell>
        </table:table-row>
        <table:table-row table:style-name="ro1">
          <table:table-cell table:number-columns-repeated="2"/>
          <table:table-cell table:formula="of:=[.C16]-[.C17]" office:value-type="float" office:value="1.4218009478673" calcext:value-type="float">
            <text:p>1,4218009479</text:p>
          </table:table-cell>
          <table:table-cell/>
          <table:table-cell table:formula="of:=[.E16]-[.E17]" office:value-type="float" office:value="1.5625" calcext:value-type="float">
            <text:p>1,5625</text:p>
          </table:table-cell>
          <table:table-cell table:formula="of:=[.F16]-[.F17]" office:value-type="float" office:value="1.41176470588235" calcext:value-type="float">
            <text:p>1,4117647059</text:p>
          </table:table-cell>
          <table:table-cell table:formula="of:=[.G16]-[.G17]" office:value-type="float" office:value="1.15789473684211" calcext:value-type="float">
            <text:p>1,1578947368</text:p>
          </table:table-cell>
          <table:table-cell table:formula="of:=[.H16]-[.H17]" office:value-type="float" office:value="1.15789473684211" calcext:value-type="float">
            <text:p>1,1578947368</text:p>
          </table:table-cell>
          <table:table-cell table:formula="of:=[.I16]-[.I17]" office:value-type="float" office:value="0.971153846153847" calcext:value-type="float">
            <text:p>0,9711538462</text:p>
          </table:table-cell>
          <table:table-cell table:formula="of:=[.J16]-[.J17]" office:value-type="float" office:value="0.952380952380953" calcext:value-type="float">
            <text:p>0,9523809524</text:p>
          </table:table-cell>
          <table:table-cell table:formula="of:=[.K16]-[.K17]" office:value-type="float" office:value="0.863636363636363" calcext:value-type="float">
            <text:p>0,8636363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16:22:56.870586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0:39:32.681524000</meta:creation-date>
    <dc:date>2016-02-09T21:49:58.189048000</dc:date>
    <meta:editing-duration>PT6H18M35S</meta:editing-duration>
    <meta:editing-cycles>5</meta:editing-cycles>
    <meta:generator>LibreOffice/5.0.3.2$MacOSX_X86_64 LibreOffice_project/e5f16313668ac592c1bfb310f4390624e3dbfb75</meta:generator>
    <meta:document-statistic meta:table-count="1" meta:cell-count="49" meta:object-count="0"/>
  </office:meta>
</office:document-meta>
</file>